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8.00pt" fo:font-weight="bold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6.00pt" fo:font-weight="bold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6.00pt" fo:font-weight="bold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<text:s text:c="41"/>Assignment - 4</text:span></text:p>
      <text:p text:style-name="P1"><text:span text:style-name="T1">Types of Wired and Wireless network</text:span></text:p>
      <text:p text:style-name="P1"><text:span text:style-name="T2">Wired network:</text:span></text:p>
      <text:p text:style-name="P1"><text:span text:style-name="T3">Use physical cables to connect devices, such as Ethernet cables. Examples include:</text:span></text:p>
      <text:p text:style-name="P1"><text:span text:style-name="T3">1) Ethernet: </text:span></text:p>
      <text:p text:style-name="P1"><text:span text:style-name="T3"><text:s/>- Uses twisted-pair or coaxial cables.</text:span></text:p>
      <text:p text:style-name="P1"><text:span text:style-name="T3"><text:s/>- Commonly used for LAN connections.</text:span></text:p>
      <text:p text:style-name="P1"><text:span text:style-name="T3"><text:s/>- Fast and reliable data transfer.</text:span></text:p>
      <text:p text:style-name="P1"><text:span text:style-name="T3">2)Fiber Optic Cable: </text:span></text:p>
      <text:p text:style-name="P1"><text:span text:style-name="T3">- Uses light to transmit data through<text:s text:c="3"/>glass or plastic fibers.</text:span></text:p>
      <text:p text:style-name="P1"><text:span text:style-name="T3">-<text:s text:c="2"/>High-speed data transfer over long distances.</text:span></text:p>
      <text:p text:style-name="P1"><text:span text:style-name="T3">- Often used for internet backbone, data centers, and high-bandwidth applications.</text:span></text:p>
      <text:p text:style-name="P1"><text:span text:style-name="T4">Wireless network:</text:span></text:p>
      <text:p text:style-name="P1"><text:span text:style-name="T5">Connect devices without physical cables, using radio waves. Examples include:</text:span><text:span text:style-name="T6"/></text:p>
      <text:p text:style-name="P1"><text:span text:style-name="T7">1)Wi-Fi:</text:span></text:p>
      <text:p text:style-name="P1"><text:span text:style-name="T7">- Wireless networking technology.</text:span></text:p>
      <text:p text:style-name="P1"><text:span text:style-name="T7">- Connects devices to internet or local network.</text:span></text:p>
      <text:p text:style-name="P1"><text:span text:style-name="T7">- Uses radio waves, typically 2.4 GHz or 5 GHz frequencies.</text:span></text:p>
      <text:p text:style-name="P1"><text:span text:style-name="T7">2)Bluetooth:</text:span></text:p>
      <text:p text:style-name="P1"><text:span text:style-name="T7">- Short-range wireless technology.</text:span></text:p>
      <text:p text:style-name="P1"><text:span text:style-name="T7">- Connects devices (headphones, speakers, phones).</text:span></text:p>
      <text:p text:style-name="P1"><text:span text:style-name="T7">- Typically used for personal area networks (PANs).</text:span></text:p>
      <text:p text:style-name="P1"><text:span text:style-name="T7">3)Cellular Networks:</text:span></text:p>
      <text:p text:style-name="P1"><text:span text:style-name="T7">- Wireless communication technology.</text:span></text:p>
      <text:p text:style-name="P1"><text:span text:style-name="T7">- Connects devices to internet or voice networks.</text:span></text:p>
      <text:p text:style-name="P1"><text:span text:style-name="T7">- Uses cell towers and frequencies (3G, 4G, 5G).</text:span></text:p>
      <text:p text:style-name="P1"><text:span text:style-name="T7">- Enables mobile communication and data transfer.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